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niversidade: Pontifícia Universidade Católica do Rio Grande do Sul (PUCRS)</text:span></text:p>
      <text:p text:style-name="P1"><text:span text:style-name="T1">Unidade: Faculdade de Informática (FACIN)</text:span></text:p>
      <text:p text:style-name="P1"><text:span text:style-name="T1">Curso: Bacharelado em Ciência da Computação</text:span></text:p>
      <text:p text:style-name="P1"><text:span text:style-name="T1">Disciplina: Sistemas Operacionais</text:span></text:p>
      <text:p text:style-name="P1"><text:span text:style-name="T1">Professor: Carlos R. Moratelli</text:span></text:p>
      <text:p text:style-name="P1"><text:span text:style-name="T1">Turma: 128</text:span></text:p>
      <text:p text:style-name="P1"><text:span text:style-name="T1">Alunos: Emanoel Vianna, Gabriell Araujo</text:span></text:p>
      <text:p text:style-name="P2"/>
      <text:p text:style-name="P1"><text:span text:style-name="T2">Relatório do trabalho 1</text:span></text:p>
      <text:p text:style-name="P3"><text:span text:style-name="T3">1. Jantar para </text:span><text:span text:style-name="T4">N</text:span><text:span text:style-name="T3"> filósofos</text:span></text:p>
      <text:p text:style-name="P3"><text:span text:style-name="T3"><text:tab/></text:span><text:span text:style-name="T1">Na nossa implementação existe um ponteiro do tipo </text:span><text:span text:style-name="T5">pthread_t</text:span><text:span text:style-name="T1">, que corresponde aos filósofos, e um ponteiro do tipo </text:span><text:span text:style-name="T5">pthread_mutex_t</text:span><text:span text:style-name="T1">, que corresponde aos garfos. O garfo da direita de um filósofo, é o próprio id do filósofo (ponteiro_garfos[id_filosofo]), enquanto que o garfo da esquerda é o id do filósofo decrementado em 1(ponteiro_garfos[id_filosofo-1]).</text:span></text:p>
      <text:p text:style-name="P3"><text:span text:style-name="T1"><text:tab/>O problema todo é resolvido na função filósofo, que consiste em um laço </text:span><text:span text:style-name="T5">while</text:span><text:span text:style-name="T1"> que é executado por um certa quantidade de tempo (a quantidade de tempo é passada como parâmetro no main). A primeira coisa feita no laço, é um </text:span><text:span text:style-name="T5">try_lock</text:span><text:span text:style-name="T1"> no garfo da esquerda do filósofo. Se o </text:span><text:span text:style-name="T5">try_lock</text:span><text:span text:style-name="T1"> é bem sucedido, então esse mutex é trancado, e a função efetua um </text:span><text:span text:style-name="T5">try_lock</text:span><text:span text:style-name="T1"> no garfo da direita. Se esse </text:span><text:span text:style-name="T5">try_lock</text:span><text:span text:style-name="T1"> é bem sucedido, então é chamada a função </text:span><text:span text:style-name="T5">comer</text:span><text:span text:style-name="T1">, e após é feito </text:span><text:span text:style-name="T5">unlock</text:span><text:span text:style-name="T1"> nos garfos, e então é chamada a função </text:span><text:span text:style-name="T5">pensar</text:span><text:span text:style-name="T1"> (por 5 segundos), e depois volta para o início do laço. Se a função não obtém sucesso no </text:span><text:span text:style-name="T5">try_lock</text:span><text:span text:style-name="T1"> para o garfo da esquerda, é chamada a função </text:span><text:span text:style-name="T5">pensar</text:span><text:span text:style-name="T1"> (por entre 0 e 3 segundos). Se função obtém sucesso no </text:span><text:span text:style-name="T5">try_lock</text:span><text:span text:style-name="T1"> da esquerda (com isso, é efetuado lock no garfo da esquerda), e após não obtém sucesso no </text:span><text:span text:style-name="T5">try_lock</text:span><text:span text:style-name="T1"> do garfo da direita, é feito </text:span><text:span text:style-name="T5">unlock</text:span><text:span text:style-name="T1"> no garfo da esquerda, é executada a função </text:span><text:span text:style-name="T5">pensar</text:span><text:span text:style-name="T1"> (por entre 0 e 3 segundos), e então, a função volta para o início do laço.</text:span></text:p>
      <text:p text:style-name="P5"><text:span text:style-name="T1">Para contabilizar quantas vezes um filósofo comeu, pensou, e não conseguiu pegar os gárfos, na função das threads é passado como parâmetro uma </text:span><text:span text:style-name="T5">struct</text:span><text:span text:style-name="T1">. Cada </text:span><text:span text:style-name="T5">thread</text:span><text:span text:style-name="T1"> computa os dados na sua </text:span><text:span text:style-name="T5">struct</text:span><text:span text:style-name="T1"> recebida por parâmetro, e no final da execução é imprido na tela os resultados que cada </text:span><text:span text:style-name="T5">thread</text:span><text:span text:style-name="T1"> obteve.</text:span></text:p>
      <text:p text:style-name="P5"><text:span text:style-name="T1">Para contabilizar o tempo, usamos como auxílio a função </text:span><text:span text:style-name="T5">gettimeofday</text:span><text:span text:style-name="T1">, a função </text:span><text:span text:style-name="T5">get_time</text:span><text:span text:style-name="T1"> que usamos é baseada no que conseguimos encontrar de materiais sobre programação em C. </text:span></text:p>
      <text:p text:style-name="P3"><text:span text:style-name="T3">2. Comunicação entre processos com memória compartilhada</text:span></text:p>
      <text:p text:style-name="P3"><text:span text:style-name="T1"><text:tab/>Para resolver este problema, no código-fonte servidor.c, criamos um segmento de memória compartilhada para um ponteiro do tipo </text:span><text:span text:style-name="T5">char</text:span><text:span text:style-name="T1">, e dois ponteiros do tipo </text:span><text:span text:style-name="T5">sem_t</text:span><text:span text:style-name="T1">, e após, os segmentos são anexados. O semáforo do cliente é inicializado com 1, e o semáforo do servidor é inicializado com 0. O algoritmo do servidor é basicamente um laço </text:span><text:span text:style-name="T5">while</text:span><text:span text:style-name="T1">, cujo dentro possui um </text:span><text:span text:style-name="T5">sem_wait</text:span><text:span text:style-name="T1">, que espera a mensagem de um cliente. Logo que um cliente manda uma mensagem, o servidor sai desse estado de espera, imprime a mensagem escrita pelo cliente, limpa a região de memória correspondente ao ponteiro de </text:span><text:span text:style-name="T5">char</text:span><text:span text:style-name="T1">, executa um </text:span><text:span text:style-name="T5">sem_post</text:span><text:span text:style-name="T1">, incrementando o semáforo correspondente aos clientes (ou seja, permite que um próximo cliente possa escrever no segmento de memória), e volta para o início do laço, para o </text:span><text:span text:style-name="T5">sem_wait</text:span><text:span text:style-name="T1">.</text:span></text:p>
      <text:p text:style-name="P3"><text:span text:style-name="T1"><text:tab/>No código-fonte do cliente, são localizados os segmentos de memória do ponteiro de </text:span><text:span text:style-name="T5">char</text:span><text:span text:style-name="T1"> e dos semáforos, e após é feito o anexo dos segmentos. A seguir, é executado um </text:span><text:span text:style-name="T5">sem_wait</text:span><text:span text:style-name="T1">, que espera uma mensagem de liberação oriunda do servidor. Quando é recebido o sinal, o programa escreve a mensagem (que é passada por parâmetro no main) no ponteiro de char do segmento de memória compartilhada, e após executa um </text:span><text:span text:style-name="T5">sem_post</text:span><text:span text:style-name="T1">, incrementando o semáforo do servidor. Após isso, o programa é encerrado.</text:span></text:p>
      <text:p text:style-name="P3"><text:span text:style-name="T1"><text:tab/>Ressaltamos que o semáforo do servidor é inicializado com 0 e o semáforo dos clientes é inicializado com 1, isto, para que ao servidor começar a ser executado, ele imprima uma mensagem somente após o primeiro cliente escrevê-la no segmento de memória compartilhada.</text:span></text:p>
      <text:p text:style-name="P3"><text:span text:style-name="T3">3. Dificuldades encontradas</text:span></text:p>
      <text:p text:style-name="P3"><text:span text:style-name="T1"><text:tab/>Para resolver o problema do jantar para </text:span><text:span text:style-name="T5">n</text:span><text:span text:style-name="T1"> filósofos, não tivemos qualquer dificuldade, o motivo é que já vimos uma modelagem do problema na disciplina de </text:span><text:span text:style-name="T5">Métodos Formais,</text:span><text:span text:style-name="T1"> ministrada pelo professor Júlio Machado, e além disso, já estamos familiarizados com programação em C, bem como programação Multitrheading.</text:span></text:p>
      <text:p text:style-name="P3"><text:span text:style-name="T1"><text:tab/>Para resolver o problema da comunição entre processos, demoramos um pouco mais de tempo, o motivo é que não sabíamos como iríamos compartilhar semáforos entre processos (e esta foi a dificuldade), e passamos um bom tempo pesquisando tutoriais e exemplos de como fazer isso. Pensamos que para usar semáforos no segmento de memória compartilhada, seriam necessárias funções especiais e tratamento específico, mas após algum tempo de estudo, percebemos que os semáforos poderiam ser tratados como qualquer outro tipo de dado no segmento de memória compartilhada, e então conseguimos resolver o probl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762" meta:character-count="4678" meta:non-whitespace-character-count="3928"/>
    <meta:generator>LibreOfficeDev/5.1.0.3$Linux_X86_64 LibreOffice_project/</meta:generator>
  </office:meta>
</office:document-meta>
</file>